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ac6" officeooo:paragraph-rsid="001ceac6"/>
    </style:style>
    <style:style style:name="P2" style:family="paragraph" style:parent-style-name="Standard">
      <style:text-properties officeooo:rsid="001d8e6b" officeooo:paragraph-rsid="001ceac6"/>
    </style:style>
    <style:style style:name="P3" style:family="paragraph" style:parent-style-name="Standard">
      <style:text-properties style:font-name="Lucida Console" officeooo:rsid="001d8e6b" officeooo:paragraph-rsid="001d8e6b"/>
    </style:style>
    <style:style style:name="P4" style:family="paragraph" style:parent-style-name="Standard">
      <style:text-properties officeooo:rsid="001de445" officeooo:paragraph-rsid="001de445"/>
    </style:style>
    <style:style style:name="P5" style:family="paragraph" style:parent-style-name="Standard">
      <style:text-properties officeooo:rsid="0020881a" officeooo:paragraph-rsid="0020881a"/>
    </style:style>
    <style:style style:name="P6" style:family="paragraph" style:parent-style-name="Standard">
      <style:text-properties officeooo:paragraph-rsid="0020881a"/>
    </style:style>
    <style:style style:name="P7" style:family="paragraph" style:parent-style-name="Heading_20_1">
      <style:text-properties officeooo:paragraph-rsid="0022d0b5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9pt" officeooo:rsid="001de445" officeooo:paragraph-rsid="001de445" style:font-size-asian="9pt" style:font-size-complex="9pt"/>
    </style:style>
    <style:style style:name="P10" style:family="paragraph" style:parent-style-name="Standard">
      <style:text-properties officeooo:rsid="001ceac6" officeooo:paragraph-rsid="001d8e6b"/>
    </style:style>
    <style:style style:name="P11" style:family="paragraph" style:parent-style-name="Standard">
      <style:text-properties officeooo:rsid="001de445" officeooo:paragraph-rsid="001de445"/>
    </style:style>
    <style:style style:name="P12" style:family="paragraph" style:parent-style-name="Text_20_body">
      <style:text-properties fo:language="it" fo:country="IT" officeooo:rsid="0020881a" officeooo:paragraph-rsid="0020881a"/>
    </style:style>
    <style:style style:name="T1" style:family="text">
      <style:text-properties officeooo:rsid="001d8e6b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d8e6b" style:font-size-asian="9pt" style:font-size-complex="9pt"/>
    </style:style>
    <style:style style:name="T4" style:family="text">
      <style:text-properties officeooo:rsid="001ec3d9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0881a"/>
    </style:style>
    <style:style style:name="T7" style:family="text">
      <style:text-properties fo:language="fr" fo:country="FR" officeooo:rsid="0023133f"/>
    </style:style>
    <style:style style:name="T8" style:family="text">
      <style:text-properties officeooo:rsid="0020881a"/>
    </style:style>
    <style:style style:name="T9" style:family="text">
      <style:text-properties officeooo:rsid="0022d0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tte h<text:span text:style-name="T1">ilf</text:span> mit, diesen <text:span text:style-name="T1">Ort</text:span> schöner zu machen.</text:h>
      <text:p text:style-name="P1"/>
      <text:p text:style-name="P1">1. Bitte den eigenen Abfall richtig entsorgen <text:span text:style-name="T4">oder </text:span>wieder mitnehmen.</text:p>
      <text:p text:style-name="P1">2. Alles hier darf benutzt werden...bitte tu es auch. :)</text:p>
      <text:p text:style-name="P1">3. ...damit es wieder so aussieht wie vorher – oder besser.</text:p>
      <text:p text:style-name="P1"/>
      <text:p text:style-name="P1">Danke sehr.</text:p>
      <text:p text:style-name="P1"/>
      <text:p text:style-name="P1"/>
      <text:h text:style-name="P7" text:outline-level="1"><text:span text:style-name="T9">S´il vous plait,<text:line-break/>a</text:span>idez-nous à en faire un meilleur endroit <text:span text:style-name="T9">içi</text:span>.</text:h>
      <text:p text:style-name="P6"><text:span text:style-name="T6">[google translation]</text:span><text:span text:style-name="T5"><text:line-break/>1. Veuillez rapporter votre litière avec vous ou la placer dans une poubelle.<text:line-break/>2. Vous pouvez tout utiliser i</text:span><text:span text:style-name="T7">ç</text:span><text:span text:style-name="T5">i… veuillez le faire. :)<text:line-break/>3. ... pour cela, c'est la même chose ici - ou mieux - après votre visite.</text:span> </text:p>
      <text:p text:style-name="P6"/>
      <text:p text:style-name="Standard">Merci beaucoup.</text:p>
      <text:p text:style-name="P1"/>
      <text:p text:style-name="P1"/>
      <text:h text:style-name="Heading_20_1" text:outline-level="1">Si prega di aiuto rendendo questo un posto migliore. </text:h>
      <text:p text:style-name="P12">[google translation]</text:p>
      <text:p text:style-name="P8">1. Per favore, porta con te i tuoi rifiuti o mettili in un cestino.<text:line-break/>2. Puoi usare tutto qui ... per favore, fallo. :)<text:line-break/>3. ... per questo sembra lo stesso qui - o meglio - dopo la tua visita.</text:p>
      <text:p text:style-name="Standard"/>
      <text:p text:style-name="Standard">Grazie <text:span text:style-name="T8">mille</text:span>.</text:p>
      <text:p text:style-name="P10"/>
      <text:h text:style-name="Heading_20_1" text:outline-level="1">Please help making this a better place.</text:h>
      <text:p text:style-name="Standard"/>
      <text:p text:style-name="P1">1. Please take your litter back with you <text:span text:style-name="T1">or </text:span>place it into a trash can.</text:p>
      <text:p text:style-name="P1">2. You can use everything here…please do so. :)</text:p>
      <text:p text:style-name="P1">3. ...for that it looks the same <text:span text:style-name="T1">here</text:span> - or better - after your visit.</text:p>
      <text:p text:style-name="P2"/>
      <text:p text:style-name="P5">Thank you very much.</text:p>
      <text:p text:style-name="P5"/>
      <text:p text:style-name="P5"/>
      <text:p text:style-name="P1"><text:span text:style-name="T2">Angeregt durch Benedict Jäggi, Grenchen, Beschwerden </text:span><text:span text:style-name="T3">b</text:span><text:span text:style-name="T2">itte direkt an den Scheff (nennt sich bei den meisten Menschen «Gott», bei einigen hat er</text:span><text:span text:style-name="T3">siees</text:span><text:span text:style-name="T2"> sogar noch einen Eigennamen. :) </text:span><text:span text:style-name="T3">Ansonsten mail an jaeggiben at gmail dot com</text:span><text:span text:style-name="T2">).</text:span></text:p>
      <text:p text:style-name="P9"/>
      <text:p text:style-name="P9">TRTF Mission 02: Mache aus Orten der Gewalt Orte der Entspannung.</text:p>
      <text:p text:style-name="P9"/>
      <text:p text:style-name="P9">Hier: Könnte man eine *riesige* Kunstgalerie rein machen aber sags ja niemandem sonst will plötzlich noch einer Geld haben…. :)</text:p>
      <text:p text:style-name="P9"/>
      <text:p text:style-name="P4"><text:span text:style-name="T2">TRTF: </text:span><text:a xlink:type="simple" xlink:href="https://github.com/ben0bi/The-Grand-Plan/tree/master/TRTF" text:style-name="Internet_20_link" text:visited-style-name="Visited_20_Internet_20_Link"><text:span text:style-name="T2">https://github.com/ben0bi/The-Grand-Plan/tree/master/TRTF</text:span></text:a></text:p>
      <text:p text:style-name="P4"/>
      <text:p text:style-name="P3">v01alpha <text:tab/><text:tab/><text:tab/><text:tab/><text:tab/><text:tab/><text:tab/><text:tab/><text:tab/> <text:s text:c="3"/>1437-TRTF-40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4:42:38.034000000</meta:creation-date>
    <dc:date>2020-03-03T15:47:36.209000000</dc:date>
    <meta:editing-duration>PT27M36S</meta:editing-duration>
    <meta:editing-cycles>7</meta:editing-cycles>
    <meta:generator>LibreOffice/6.3.0.4$Windows_X86_64 LibreOffice_project/057fc023c990d676a43019934386b85b21a9ee99</meta:generator>
    <meta:print-date>2020-03-03T15:33:39.319000000</meta:print-date>
    <meta:document-statistic meta:table-count="0" meta:image-count="0" meta:object-count="0" meta:page-count="1" meta:paragraph-count="22" meta:word-count="267" meta:character-count="1584" meta:non-whitespace-character-count="1323"/>
  </office:meta>
</office:document-meta>
</file>